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fo:letter-spacing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Helvetica Neue" fo:font-size="12.6000003814697pt" fo:font-style="normal" fo:font-weight="normal"/>
    </style:style>
    <style:style style:name="T2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Lucky?</text:span>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A ticket is a string consisting of six digits. A ticket is considered lucky if the sum of the first three digits is equal to the sum of the last three digits. Given a ticket, output if it is lucky or not. Note that a ticket can have leading zeroes.</text:p>
      <text:p text:style-name="P12">Input</text:p>
      <text:p text:style-name="P10">The first line of the input contains an integer <text:bookmark text:name="MathJax-Element-1-Frame"/><text:bookmark text:name="MathJax-Span-1"/><text:bookmark text:name="MathJax-Span-2"/><text:bookmark text:name="MathJax-Span-3"/><text:span text:style-name="T2">t</text:span><text:span text:style-name="T3">�</text:span> (<text:bookmark text:name="MathJax-Element-2-Frame"/><text:bookmark text:name="MathJax-Span-4"/><text:bookmark text:name="MathJax-Span-5"/><text:bookmark text:name="MathJax-Span-6"/><text:span text:style-name="T4">1</text:span><text:bookmark text:name="MathJax-Span-7"/><text:span text:style-name="T6">≤</text:span><text:bookmark text:name="MathJax-Span-8"/><text:span text:style-name="T2">t</text:span><text:bookmark text:name="MathJax-Span-9"/><text:span text:style-name="T6">≤</text:span><text:bookmark text:name="MathJax-Span-10"/><text:bookmark text:name="MathJax-Span-11"/><text:span text:style-name="T4">10</text:span><text:bookmark text:name="MathJax-Span-12"/><text:span text:style-name="T5">3</text:span><text:span text:style-name="T3">1≤�≤103</text:span>) — the number of testcases.</text:p>
      <text:p text:style-name="P9">The description of each test consists of one line containing one string consisting of six digits.</text:p>
      <text:p text:style-name="P12">Output</text:p>
      <text:p text:style-name="P10">Output <text:bookmark text:name="MathJax-Element-3-Frame"/><text:bookmark text:name="MathJax-Span-13"/><text:bookmark text:name="MathJax-Span-14"/><text:bookmark text:name="MathJax-Span-15"/><text:span text:style-name="T2">t</text:span><text:span text:style-name="T3">�</text:span> lines, each of which contains the answer to the corresponding test case. Output "<text:span text:style-name="T7">YES</text:span>" if the given ticket is lucky, and "<text:span text:style-name="T7">NO</text:span>" otherwise.</text:p>
      <text:p text:style-name="P9">You can output the answer in any case (for example, the strings "<text:span text:style-name="T7">yEs</text:span>", "<text:span text:style-name="T7">yes</text:span>", "<text:span text:style-name="T7">Yes</text:span>" and "<text:span text:style-name="T7">YES</text:span>" will be recognized as a positive answer).</text:p>
      <text:p text:style-name="P11">Example</text:p>
      <text:p text:style-name="P13">input</text:p>
      <text:section text:style-name="Sect1" text:name="id0022763188600433493">
        <text:p text:style-name="P14">Copy</text:p>
      </text:section>
      <text:p text:style-name="P1"><text:bookmark text:name="id004530364043775281"/>5</text:p>
      <text:p text:style-name="P4">213132</text:p>
      <text:p text:style-name="P1">973894</text:p>
      <text:p text:style-name="P4">045207</text:p>
      <text:p text:style-name="P1">000000</text:p>
      <text:p text:style-name="P4">055776</text:p>
      <text:p text:style-name="P13">output</text:p>
      <text:section text:style-name="Sect1" text:name="id00131537502901532">
        <text:p text:style-name="P14">Copy</text:p>
      </text:section>
      <text:p text:style-name="P2"><text:bookmark text:name="id005917720639888531"/>YES</text:p>
      <text:p text:style-name="P3">NO</text:p>
      <text:p text:style-name="P3">YES</text:p>
      <text:p text:style-name="P3">YES</text:p>
      <text:p text:style-name="P3">NO</text:p>
      <text:p text:style-name="P12">Note</text:p>
      <text:p text:style-name="P10">In the first test case, the sum of the first three digits is <text:bookmark text:name="MathJax-Element-4-Frame"/><text:bookmark text:name="MathJax-Span-16"/><text:bookmark text:name="MathJax-Span-17"/><text:bookmark text:name="MathJax-Span-18"/><text:span text:style-name="T4">2</text:span><text:bookmark text:name="MathJax-Span-19"/><text:span text:style-name="T4">+</text:span><text:bookmark text:name="MathJax-Span-20"/><text:span text:style-name="T4">1</text:span><text:bookmark text:name="MathJax-Span-21"/><text:span text:style-name="T4">+</text:span><text:bookmark text:name="MathJax-Span-22"/><text:span text:style-name="T4">3</text:span><text:bookmark text:name="MathJax-Span-23"/><text:span text:style-name="T4">=</text:span><text:bookmark text:name="MathJax-Span-24"/><text:span text:style-name="T4">6</text:span><text:span text:style-name="T3">2+1+3=6</text:span> and the sum of the last three digits is <text:bookmark text:name="MathJax-Element-5-Frame"/><text:bookmark text:name="MathJax-Span-25"/><text:bookmark text:name="MathJax-Span-26"/><text:bookmark text:name="MathJax-Span-27"/><text:span text:style-name="T4">1</text:span><text:bookmark text:name="MathJax-Span-28"/><text:span text:style-name="T4">+</text:span><text:bookmark text:name="MathJax-Span-29"/><text:span text:style-name="T4">3</text:span><text:bookmark text:name="MathJax-Span-30"/><text:span text:style-name="T4">+</text:span><text:bookmark text:name="MathJax-Span-31"/><text:span text:style-name="T4">2</text:span><text:bookmark text:name="MathJax-Span-32"/><text:span text:style-name="T4">=</text:span><text:bookmark text:name="MathJax-Span-33"/><text:span text:style-name="T4">6</text:span><text:span text:style-name="T3">1+3+2=6</text:span>, they are equal so the answer is "<text:span text:style-name="T7">YES</text:span>".</text:p>
      <text:p text:style-name="P10">In the second test case, the sum of the first three digits is <text:bookmark text:name="MathJax-Element-6-Frame"/><text:bookmark text:name="MathJax-Span-34"/><text:bookmark text:name="MathJax-Span-35"/><text:bookmark text:name="MathJax-Span-36"/><text:span text:style-name="T4">9</text:span><text:bookmark text:name="MathJax-Span-37"/><text:span text:style-name="T4">+</text:span><text:bookmark text:name="MathJax-Span-38"/><text:span text:style-name="T4">7</text:span><text:bookmark text:name="MathJax-Span-39"/><text:span text:style-name="T4">+</text:span><text:bookmark text:name="MathJax-Span-40"/><text:span text:style-name="T4">3</text:span><text:bookmark text:name="MathJax-Span-41"/><text:span text:style-name="T4">=</text:span><text:bookmark text:name="MathJax-Span-42"/><text:span text:style-name="T4">19</text:span><text:span text:style-name="T3">9+7+3=19</text:span> and the sum of the last three digits is <text:bookmark text:name="MathJax-Element-7-Frame"/><text:bookmark text:name="MathJax-Span-43"/><text:bookmark text:name="MathJax-Span-44"/><text:bookmark text:name="MathJax-Span-45"/><text:span text:style-name="T4">8</text:span><text:bookmark text:name="MathJax-Span-46"/><text:span text:style-name="T4">+</text:span><text:bookmark text:name="MathJax-Span-47"/><text:span text:style-name="T4">9</text:span><text:bookmark text:name="MathJax-Span-48"/><text:span text:style-name="T4">+</text:span><text:bookmark text:name="MathJax-Span-49"/><text:span text:style-name="T4">4</text:span><text:bookmark text:name="MathJax-Span-50"/><text:span text:style-name="T4">=</text:span><text:bookmark text:name="MathJax-Span-51"/><text:span text:style-name="T4">21</text:span><text:span text:style-name="T3">8+9+4=21</text:span>, they are not equal so the answer is "<text:span text:style-name="T7">NO</text:span>".</text:p>
      <text:p text:style-name="P10">In the third test case, the sum of the first three digits is <text:bookmark text:name="MathJax-Element-8-Frame"/><text:bookmark text:name="MathJax-Span-52"/><text:bookmark text:name="MathJax-Span-53"/><text:bookmark text:name="MathJax-Span-54"/><text:span text:style-name="T4">0</text:span><text:bookmark text:name="MathJax-Span-55"/><text:span text:style-name="T4">+</text:span><text:bookmark text:name="MathJax-Span-56"/><text:span text:style-name="T4">4</text:span><text:bookmark text:name="MathJax-Span-57"/><text:span text:style-name="T4">+</text:span><text:bookmark text:name="MathJax-Span-58"/><text:span text:style-name="T4">5</text:span><text:bookmark text:name="MathJax-Span-59"/><text:span text:style-name="T4">=</text:span><text:bookmark text:name="MathJax-Span-60"/><text:span text:style-name="T4">9</text:span><text:span text:style-name="T3">0+4+5=9</text:span> and the sum of the last three digits is <text:bookmark text:name="MathJax-Element-9-Frame"/><text:bookmark text:name="MathJax-Span-61"/><text:bookmark text:name="MathJax-Span-62"/><text:bookmark text:name="MathJax-Span-63"/><text:span text:style-name="T4">2</text:span><text:bookmark text:name="MathJax-Span-64"/><text:span text:style-name="T4">+</text:span><text:bookmark text:name="MathJax-Span-65"/><text:span text:style-name="T4">0</text:span><text:bookmark text:name="MathJax-Span-66"/><text:span text:style-name="T4">+</text:span><text:bookmark text:name="MathJax-Span-67"/><text:span text:style-name="T4">7</text:span><text:bookmark text:name="MathJax-Span-68"/><text:span text:style-name="T4">=</text:span><text:bookmark text:name="MathJax-Span-69"/><text:span text:style-name="T4">9</text:span><text:span text:style-name="T3">2+0+7=9</text:span>, they are equal so the answer is "<text:span text:style-name="T7">YES</text:span>"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17:12:00.867000000</dc:date>
    <meta:editing-duration>PT14S</meta:editing-duration>
    <meta:editing-cycles>1</meta:editing-cycles>
    <meta:document-statistic meta:table-count="0" meta:image-count="0" meta:object-count="0" meta:page-count="1" meta:paragraph-count="36" meta:word-count="265" meta:character-count="1429" meta:non-whitespace-character-count="1199"/>
    <meta:generator>LibreOffice/7.2.2.2$Windows_X86_64 LibreOffice_project/02b2acce88a210515b4a5bb2e46cbfb63fe97d56</meta:generator>
  </office:meta>
</office:document-meta>
</file>